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8b8c7" officeooo:paragraph-rsid="0008b8c7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08b8c7" officeooo:paragraph-rsid="0008b8c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8b8c7" officeooo:paragraph-rsid="0008b8c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8b8c7" officeooo:paragraph-rsid="0008b8c7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addeus Y. Harris</text:p>
      <text:p text:style-name="P2"><text:a xlink:type="simple" xlink:href="mailto:thaddeusyharris@gmail.com" text:style-name="Internet_20_link" text:visited-style-name="Visited_20_Internet_20_Link">thaddeusyharris@gmail.com</text:a> | (+1) 973-567-9966</text:p>
      <text:p text:style-name="P2">716 Columbus Avenue</text:p>
      <text:p text:style-name="P2">Boston, MA 02115</text:p>
      <text:p text:style-name="P2"/>
      <text:p text:style-name="P4">References</text:p>
      <text:p text:style-name="P3">Natalia Ptitsnya</text:p>
      <text:p text:style-name="P3">Professor </text:p>
      <text:p text:style-name="P3">Northeastern University</text:p>
      <text:p text:style-name="P3">360 Huntington Ave, Boston, Massachusetts 02115</text:p>
      <text:p text:style-name="P3"><text:a xlink:type="simple" xlink:href="mailto:n.ptitsyna@northeastern.edu" text:style-name="Internet_20_link" text:visited-style-name="Visited_20_Internet_20_Link">n.ptitsyna@northeastern.edu</text:a></text:p>
      <text:p text:style-name="P3">Former Professor for Differential Equations and Linear Algebra</text:p>
      <text:p text:style-name="P3"/>
      <text:p text:style-name="P3">Samira Sujak</text:p>
      <text:p text:style-name="P3">Facility Director</text:p>
      <text:p text:style-name="P3">Northern Valley Sports Academy</text:p>
      <text:p text:style-name="P3">100 Oakland Ave, Closter NJ 07624</text:p>
      <text:p text:style-name="P3"><text:a xlink:type="simple" xlink:href="mailto:nvsa@nvsacloster.com" text:style-name="Internet_20_link" text:visited-style-name="Visited_20_Internet_20_Link">nvsa@nvsacloster.com</text:a></text:p>
      <text:p text:style-name="P3">Former Manager at Northern Valley Sports Academy</text:p>
      <text:p text:style-name="P3"/>
      <text:p text:style-name="P3">Thomas Field</text:p>
      <text:p text:style-name="P3">Professor </text:p>
      <text:p text:style-name="P3">Queens University Belfast</text:p>
      <text:p text:style-name="P3">University Road, Belfast, Northern Ireland BT7 1NF, United Kingdom</text:p>
      <text:p text:style-name="P3"><text:a xlink:type="simple" xlink:href="mailto:t.field@qub.ac.uk" text:style-name="Internet_20_link" text:visited-style-name="Visited_20_Internet_20_Link">t.field@qub.ac.uk</text:a></text:p>
      <text:p text:style-name="P3">Former Professor for Physics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0:29:09.411826088</meta:creation-date>
    <dc:date>2024-09-26T00:51:10.236268360</dc:date>
    <meta:editing-duration>PT22M1S</meta:editing-duration>
    <meta:editing-cycles>1</meta:editing-cycles>
    <meta:document-statistic meta:table-count="0" meta:image-count="0" meta:object-count="0" meta:page-count="1" meta:paragraph-count="23" meta:word-count="76" meta:character-count="611" meta:non-whitespace-character-count="556"/>
    <meta:generator>LibreOffice/7.6.7.2$Linux_X86_64 LibreOffice_project/60$Build-2</meta:generator>
  </office:meta>
</office:document-meta>
</file>